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2025-02-06 14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93512" calcext:value-type="float">
            <text:p>18.19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2024-03-26 16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112" calcext:value-type="float">
            <text:p>16.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2023-02-21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6608" calcext:value-type="float">
            <text:p>18.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2022-02-14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8028" calcext:value-type="float">
            <text:p>17.48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2021-02-22 20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974" calcext:value-type="float">
            <text:p>17.29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48832" calcext:value-type="float">
            <text:p>18.84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4456" calcext:value-type="float">
            <text:p>17.36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61408" calcext:value-type="float">
            <text:p>17.3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3368" calcext:value-type="float">
            <text:p>17.80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9364" calcext:value-type="float">
            <text:p>17.69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01616" calcext:value-type="float">
            <text:p>17.50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6692" calcext:value-type="float">
            <text:p>17.26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87216" calcext:value-type="float">
            <text:p>16.58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54144" calcext:value-type="float">
            <text:p>17.15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15104" calcext:value-type="float">
            <text:p>17.21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2184" calcext:value-type="float">
            <text:p>16.71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64" calcext:value-type="float">
            <text:p>16.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8696" calcext:value-type="float">
            <text:p>17.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66336" calcext:value-type="float">
            <text:p>17.16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39488" calcext:value-type="float">
            <text:p>17.23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523208" calcext:value-type="float">
            <text:p>16.52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434816" calcext:value-type="float">
            <text:p>16.43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92984" calcext:value-type="float">
            <text:p>15.49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10816" calcext:value-type="float">
            <text:p>14.91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54072" calcext:value-type="float">
            <text:p>15.05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87472" calcext:value-type="float">
            <text:p>15.58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233904" calcext:value-type="float">
            <text:p>15.23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95904" calcext:value-type="float">
            <text:p>15.99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9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98496" calcext:value-type="float">
            <text:p>15.39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9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7632" calcext:value-type="float">
            <text:p>16.86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9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00604" calcext:value-type="float">
            <text:p>15.500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9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00448" calcext:value-type="float">
            <text:p>17.3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9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32608" calcext:value-type="float">
            <text:p>15.53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8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736" calcext:value-type="float">
            <text:p>17.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8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876" calcext:value-type="float">
            <text:p>15.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8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65096" calcext:value-type="float">
            <text:p>14.86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8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79824" calcext:value-type="float">
            <text:p>16.87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8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1704" calcext:value-type="float">
            <text:p>14.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8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7528" calcext:value-type="float">
            <text:p>15.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8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8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8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14376" calcext:value-type="float">
            <text:p>12.9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8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5792" calcext:value-type="float">
            <text:p>13.5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8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8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2992" calcext:value-type="float">
            <text:p>14.03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7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09976" calcext:value-type="float">
            <text:p>15.80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7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7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45512" calcext:value-type="float">
            <text:p>15.14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7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72744" calcext:value-type="float">
            <text:p>13.5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7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014448" calcext:value-type="float">
            <text:p>15.01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7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7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505432" calcext:value-type="float">
            <text:p>14.50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7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7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4376" calcext:value-type="float">
            <text:p>14.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7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7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7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74168" calcext:value-type="float">
            <text:p>12.7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7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52448" calcext:value-type="float">
            <text:p>14.25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7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731496" calcext:value-type="float">
            <text:p>12.7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7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45768" calcext:value-type="float">
            <text:p>14.14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7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84024" calcext:value-type="float">
            <text:p>12.3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7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7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75464" calcext:value-type="float">
            <text:p>12.4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7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456" calcext:value-type="float">
            <text:p>13.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7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6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12952" calcext:value-type="float">
            <text:p>13.7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6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5664" calcext:value-type="float">
            <text:p>12.8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6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78892" calcext:value-type="float">
            <text:p>12.97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6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654" calcext:value-type="float">
            <text:p>12.95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6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576" calcext:value-type="float">
            <text:p>13.0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6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6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804" calcext:value-type="float">
            <text:p>13.52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6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0744" calcext:value-type="float">
            <text:p>13.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6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1506" calcext:value-type="float">
            <text:p>13.815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6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468" calcext:value-type="float">
            <text:p>13.31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6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2072" calcext:value-type="float">
            <text:p>13.0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6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56464" calcext:value-type="float">
            <text:p>12.85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6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84912" calcext:value-type="float">
            <text:p>12.88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6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4772" calcext:value-type="float">
            <text:p>13.034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6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6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3672" calcext:value-type="float">
            <text:p>13.1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6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5516" calcext:value-type="float">
            <text:p>13.14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6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2808" calcext:value-type="float">
            <text:p>13.32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6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17" calcext:value-type="float">
            <text:p>13.60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6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826" calcext:value-type="float">
            <text:p>14.01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6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1664" calcext:value-type="float">
            <text:p>13.8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6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6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6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2788" calcext:value-type="float">
            <text:p>13.162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6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9768" calcext:value-type="float">
            <text:p>13.1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6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9636" calcext:value-type="float">
            <text:p>13.089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6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7708" calcext:value-type="float">
            <text:p>13.15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6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548" calcext:value-type="float">
            <text:p>13.274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6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02" calcext:value-type="float">
            <text:p>13.36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6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6328" calcext:value-type="float">
            <text:p>13.54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6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6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7696" calcext:value-type="float">
            <text:p>14.0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6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71092" calcext:value-type="float">
            <text:p>14.071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6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1984" calcext:value-type="float">
            <text:p>13.8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6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6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0888" calcext:value-type="float">
            <text:p>13.2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6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78816" calcext:value-type="float">
            <text:p>12.87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511111541501</text:p>
          </table:table-cell>
          <table:table-cell office:value-type="string" calcext:value-type="string">
            <text:p>196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002" calcext:value-type="float">
            <text:p>12.8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96" meta:object-count="0"/>
    <meta:user-defined meta:name="AppVersion">3.0</meta:user-defined>
  </office:meta>
</office:document-meta>
</file>